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2.9984in" fo:break-before="auto" style:use-optimal-row-height="false"/>
    </style:style>
    <style:style style:name="ro3" style:family="table-row">
      <style:table-row-properties style:row-height="2.6528in" fo:break-before="auto" style:use-optimal-row-height="true"/>
    </style:style>
    <style:style style:name="ro4" style:family="table-row">
      <style:table-row-properties style:row-height="2.722in" fo:break-before="auto" style:use-optimal-row-height="false"/>
    </style:style>
    <style:style style:name="ro5" style:family="table-row">
      <style:table-row-properties style:row-height="2.3492in" fo:break-before="auto" style:use-optimal-row-height="false"/>
    </style:style>
    <style:style style:name="ro6" style:family="table-row">
      <style:table-row-properties style:row-height="1.7547in" fo:break-before="auto" style:use-optimal-row-height="false"/>
    </style:style>
    <style:style style:name="ro7" style:family="table-row">
      <style:table-row-properties style:row-height="1.6028in" fo:break-before="auto" style:use-optimal-row-height="false"/>
    </style:style>
    <style:style style:name="ro8" style:family="table-row">
      <style:table-row-properties style:row-height="2.0035in" fo:break-before="auto" style:use-optimal-row-height="false"/>
    </style:style>
    <style:style style:name="ro9" style:family="table-row">
      <style:table-row-properties style:row-height="1.6445in" fo:break-before="auto" style:use-optimal-row-height="false"/>
    </style:style>
    <style:style style:name="ro10" style:family="table-row">
      <style:table-row-properties style:row-height="1.4508in" fo:break-before="auto" style:use-optimal-row-height="false"/>
    </style:style>
    <style:style style:name="ro11" style:family="table-row">
      <style:table-row-properties style:row-height="0.9583in" fo:break-before="auto" style:use-optimal-row-height="false"/>
    </style:style>
    <style:style style:name="ro12" style:family="table-row">
      <style:table-row-properties style:row-height="0.75in" fo:break-before="auto" style:use-optimal-row-height="false"/>
    </style:style>
    <style:style style:name="ro13" style:family="table-row">
      <style:table-row-properties style:row-height="0.8126in" fo:break-before="auto" style:use-optimal-row-height="false"/>
    </style:style>
    <style:style style:name="ro14" style:family="table-row">
      <style:table-row-properties style:row-height="0.8543in" fo:break-before="auto" style:use-optimal-row-height="false"/>
    </style:style>
    <style:style style:name="ro15" style:family="table-row">
      <style:table-row-properties style:row-height="0.8437in" fo:break-before="auto" style:use-optimal-row-height="false"/>
    </style:style>
    <style:style style:name="ro16" style:family="table-row">
      <style:table-row-properties style:row-height="0.9063in" fo:break-before="auto" style:use-optimal-row-height="false"/>
    </style:style>
    <style:style style:name="ro17" style:family="table-row">
      <style:table-row-properties style:row-height="0.9272in" fo:break-before="auto" style:use-optimal-row-height="false"/>
    </style:style>
    <style:style style:name="ro18" style:family="table-row">
      <style:table-row-properties style:row-height="0.7811in" fo:break-before="auto" style:use-optimal-row-height="false"/>
    </style:style>
    <style:style style:name="ro19" style:family="table-row">
      <style:table-row-properties style:row-height="0.8752in" fo:break-before="auto" style:use-optimal-row-height="false"/>
    </style:style>
    <style:style style:name="ro20" style:family="table-row">
      <style:table-row-properties style:row-height="1in" fo:break-before="auto" style:use-optimal-row-height="false"/>
    </style:style>
    <style:style style:name="ro21" style:family="table-row">
      <style:table-row-properties style:row-height="0.802in" fo:break-before="auto" style:use-optimal-row-height="false"/>
    </style:style>
    <style:style style:name="ro22" style:family="table-row">
      <style:table-row-properties style:row-height="1.0209in" fo:break-before="auto" style:use-optimal-row-height="fals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F"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6pt" style:font-size-asian="16pt" style:font-name-complex="Arial1" style:font-size-complex="16pt"/>
    </style:style>
    <style:style style:name="T5" style:family="text">
      <style:text-properties style:font-name="Times New Roman"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2" office:value-type="string">
            <text:p>Priority</text:p>
          </table:table-cell>
          <table:table-cell table:style-name="ce14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<text:span text:style-name="T1">Coșul de cumpărături</text:span></text:p>
          </table:table-cell>
          <table:table-cell table:style-name="ce9" office:value-type="string">
            <text:p><text:span text:style-name="T2">22– </text:span><text:span text:style-name="T3">Navigare înapoi la pagina cu produse</text:span></text:p>
          </table:table-cell>
          <table:table-cell table:style-name="ce13" office:value-type="string">
            <text:p>P1</text:p>
          </table:table-cell>
          <table:table-cell table:style-name="ce13"/>
          <table:table-cell table:style-name="ce15" office:value-type="string">
            <text:p><text:span text:style-name="T4">1. Accesare aplicație</text:span></text:p>
            <text:p><text:span text:style-name="T4">2. Logare cu user valid</text:span></text:p>
            <text:p><text:span text:style-name="T4">3. Adăugare un produs în coș</text:span></text:p>
            <text:p><text:span text:style-name="T4">4. Click pe iconița coșului de cumpărături</text:span></text:p>
            <text:p><text:span text:style-name="T4">5. Verificare prezență produs în coș (afișare </text:span><text:span text:style-name="T4">preț produs)</text:span></text:p>
            <text:p><text:span text:style-name="T4">6. Click meniul “burger”</text:span></text:p>
            <text:p><text:span text:style-name="T4">7. Click buton “All items”</text:span></text:p>
            <text:p><text:span text:style-name="T5">8. Asteptare buton sortare de pe pagina </text:span><text:span text:style-name="T5">principala</text:span></text:p>
          </table:table-cell>
          <table:table-cell table:style-name="ce10"/>
          <table:table-cell table:style-name="ce10" office:value-type="string">
            <text:p>Redirectionare cu succes catre pagina principala a aplicatie </text:p>
          </table:table-cell>
          <table:table-cell table:style-name="ce17"/>
          <table:table-cell table:style-name="ce20"/>
          <table:table-cell table:style-name="ce17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2">23 – </text:span><text:span text:style-name="T3">Eliminare produs din coș</text:span></text:p>
          </table:table-cell>
          <table:table-cell table:style-name="ce13" office:value-type="string">
            <text:p>P1</text:p>
          </table:table-cell>
          <table:table-cell table:style-name="ce13"/>
          <table:table-cell table:style-name="ce15" office:value-type="string">
            <text:p><text:span text:style-name="T4">1. Accesare aplicație</text:span></text:p>
            <text:p><text:span text:style-name="T4">2. Logare cu user valid</text:span></text:p>
            <text:p><text:span text:style-name="T4">3. Adăugare un produs în coș</text:span></text:p>
            <text:p><text:span text:style-name="T4">4. Click pe iconița coșului de cumpărături</text:span></text:p>
            <text:p><text:span text:style-name="T4">5. Verificare prezență produs în coș (afișare </text:span><text:span text:style-name="T4">preț produs)</text:span></text:p>
            <text:p><text:span text:style-name="T4">6. Click butonul “Remove”</text:span></text:p>
            <text:p><text:span text:style-name="T5">7. Verificare absenta produs din cos</text:span></text:p>
            <text:p><text:span text:style-name="T5"/></text:p>
            <text:p><text:span text:style-name="T5"/></text:p>
          </table:table-cell>
          <table:table-cell table:style-name="ce10"/>
          <table:table-cell table:style-name="ce17" office:value-type="string">
            <text:p>Produsul adăugat nu se mai află în coș</text:p>
          </table:table-cell>
          <table:table-cell table:style-name="ce17"/>
          <table:table-cell table:style-name="ce20"/>
          <table:table-cell table:style-name="ce17"/>
          <table:table-cell table:number-columns-repeated="1014"/>
        </table:table-row>
        <table:table-row table:style-name="ro4">
          <table:covered-table-cell table:style-name="ce4"/>
          <table:table-cell table:style-name="ce9" office:value-type="string">
            <text:p><text:span text:style-name="T2">24- </text:span><text:span text:style-name="T3">Continuare cumpărături din coș</text:span></text:p>
          </table:table-cell>
          <table:table-cell table:style-name="ce13" office:value-type="string">
            <text:p>P1</text:p>
          </table:table-cell>
          <table:table-cell table:style-name="ce13"/>
          <table:table-cell table:style-name="ce15" office:value-type="string">
            <text:p><text:span text:style-name="T4">1. Accesare aplicație</text:span></text:p>
            <text:p><text:span text:style-name="T4">2. Logare cu user valid</text:span></text:p>
            <text:p><text:span text:style-name="T4">3. Adăugare unprodus în coș</text:span></text:p>
            <text:p><text:span text:style-name="T4">4. Click pe iconița coșului de cumpărături</text:span></text:p>
            <text:p><text:span text:style-name="T4">5. Verificare prezență produs în coș (afișare </text:span><text:span text:style-name="T4">preț produs)</text:span></text:p>
            <text:p><text:span text:style-name="T4">6. Click pe butonul „Continue Shopping”</text:span></text:p>
            <text:p><text:span text:style-name="T4">7. Așteptare afișare pagină principală cu </text:span><text:span text:style-name="T4">butonul de sortare vizibil</text:span></text:p>
            <text:p><text:span text:style-name="T5"/></text:p>
          </table:table-cell>
          <table:table-cell table:style-name="ce10"/>
          <table:table-cell table:style-name="ce10" office:value-type="string">
            <text:p>Redirectionare cu succes catre pagina principala a aplicatie </text:p>
          </table:table-cell>
          <table:table-cell table:style-name="ce17"/>
          <table:table-cell table:style-name="ce20"/>
          <table:table-cell table:style-name="ce17"/>
          <table:table-cell table:number-columns-repeated="1014"/>
        </table:table-row>
        <table:table-row table:style-name="ro2">
          <table:table-cell table:style-name="ce5"/>
          <table:table-cell table:style-name="ce9" office:value-type="string">
            <text:p><text:span text:style-name="T2">25- </text:span><text:span text:style-name="T3">Inițiere proces de checkout</text:span></text:p>
          </table:table-cell>
          <table:table-cell table:style-name="ce13" office:value-type="string">
            <text:p>P1</text:p>
          </table:table-cell>
          <table:table-cell table:style-name="ce13"/>
          <table:table-cell table:style-name="ce15" office:value-type="string">
            <text:p><text:span text:style-name="T4">1. Accesare aplicație</text:span></text:p>
            <text:p><text:span text:style-name="T4">2. Logare cu user valid</text:span></text:p>
            <text:p><text:span text:style-name="T4">3. Adăugare un produs în coș</text:span></text:p>
            <text:p><text:span text:style-name="T4">4. Click pe iconița coșului de cumpărături</text:span></text:p>
            <text:p><text:span text:style-name="T4">5. Verificare prezență produs în coș (afișare </text:span><text:span text:style-name="T4">preț produs)</text:span></text:p>
            <text:p><text:span text:style-name="T4">6. Click buton “Checkout”</text:span></text:p>
            <text:p><text:span text:style-name="T4">7. Asteptare afișare input “First Name”</text:span></text:p>
          </table:table-cell>
          <table:table-cell table:style-name="ce10"/>
          <table:table-cell table:style-name="ce17" office:value-type="string">
            <text:p>Redirecționare cu succes către pagina de completare a informațiilor</text:p>
          </table:table-cell>
          <table:table-cell table:style-name="ce18"/>
          <table:table-cell table:style-name="ce20"/>
          <table:table-cell table:style-name="ce17"/>
          <table:table-cell table:number-columns-repeated="1014"/>
        </table:table-row>
        <table:table-row table:style-name="ro5">
          <table:table-cell table:style-name="ce5"/>
          <table:table-cell table:style-name="ce9"/>
          <table:table-cell table:style-name="ce13" table:number-columns-repeated="2"/>
          <table:table-cell table:style-name="ce16"/>
          <table:table-cell table:style-name="ce10"/>
          <table:table-cell table:style-name="ce17"/>
          <table:table-cell table:style-name="ce19"/>
          <table:table-cell table:style-name="ce20"/>
          <table:table-cell table:style-name="ce17"/>
          <table:table-cell table:number-columns-repeated="1014"/>
        </table:table-row>
        <table:table-row table:style-name="ro6">
          <table:table-cell table:style-name="ce5"/>
          <table:table-cell table:style-name="ce9"/>
          <table:table-cell table:style-name="ce13" table:number-columns-repeated="2"/>
          <table:table-cell table:style-name="ce15"/>
          <table:table-cell table:style-name="ce10" table:number-columns-repeated="2"/>
          <table:table-cell table:style-name="ce18"/>
          <table:table-cell table:style-name="ce20"/>
          <table:table-cell table:style-name="ce17"/>
          <table:table-cell table:number-columns-repeated="1014"/>
        </table:table-row>
        <table:table-row table:style-name="ro7">
          <table:table-cell table:style-name="ce6"/>
          <table:table-cell table:style-name="ce10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8">
          <table:table-cell table:style-name="ce7"/>
          <table:table-cell table:style-name="ce10"/>
          <table:table-cell table:style-name="ce7" table:number-columns-repeated="2"/>
          <table:table-cell table:style-name="ce17"/>
          <table:table-cell table:style-name="ce7"/>
          <table:table-cell table:style-name="ce17"/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7"/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7"/>
          <table:table-cell table:style-name="ce7"/>
          <table:table-cell table:style-name="ce20"/>
          <table:table-cell table:style-name="ce22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8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21"/>
          <table:table-cell table:style-name="ce22"/>
          <table:table-cell table:number-columns-repeated="1014"/>
        </table:table-row>
        <table:table-row table:style-name="ro23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3"/>
          <table:table-cell table:number-columns-repeated="1014"/>
        </table:table-row>
        <table:table-row table:style-name="ro23" table:number-rows-repeated="780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4" office:value-type="string">
            <text:p>Total tests</text:p>
          </table:table-cell>
          <table:table-cell table:style-name="ce24" office:value-type="string">
            <text:p>Nb of Pass test</text:p>
          </table:table-cell>
          <table:table-cell table:style-name="ce24" office:value-type="string">
            <text:p>Nb of Failed test</text:p>
          </table:table-cell>
          <table:table-cell table:style-name="ce24" office:value-type="string">
            <text:p>Nb. Of Blocked tests</text:p>
          </table:table-cell>
          <table:table-cell table:style-name="ce24" office:value-type="string">
            <text:p>Total test covered</text:p>
          </table:table-cell>
          <table:table-cell table:style-name="ce24" office:value-type="string">
            <text:p>Blocked Tests%</text:p>
          </table:table-cell>
          <table:table-cell table:style-name="ce24" office:value-type="string">
            <text:p>Failed test%</text:p>
          </table:table-cell>
          <table:table-cell table:style-name="ce24" office:value-type="string">
            <text:p>Pass test %</text:p>
          </table:table-cell>
          <table:table-cell table:style-name="ce24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5" table:formula="of:=COUNTIF([$TestCases.B2:.B60];&quot;*&quot;)" office:value-type="float" office:value="0">
            <text:p>0</text:p>
          </table:table-cell>
          <table:table-cell table:style-name="ce25" table:formula="of:=COUNTIF([$TestCases.I2:.O60];&quot;Pass&quot;)" office:value-type="float" office:value="0">
            <text:p>0</text:p>
          </table:table-cell>
          <table:table-cell table:style-name="ce25" table:formula="of:=COUNTIF([$TestCases.I2:.I60];&quot;Fail&quot;)" office:value-type="float" office:value="0">
            <text:p>0</text:p>
          </table:table-cell>
          <table:table-cell table:style-name="ce25" table:formula="of:=COUNTIF([$TestCases.I2:.I60];&quot;Blocked&quot;)" office:value-type="float" office:value="0">
            <text:p>0</text:p>
          </table:table-cell>
          <table:table-cell table:style-name="ce25" table:formula="of:=[.B2]+[.C2]" office:value-type="float" office:value="0">
            <text:p>0</text:p>
          </table:table-cell>
          <table:table-cell table:style-name="ce26" table:formula="of:=([.D2]/[.A2])*100" office:value-type="float" office:value="0">
            <text:p>#DIV/0!</text:p>
          </table:table-cell>
          <table:table-cell table:style-name="ce27" table:formula="of:=([.C2]/[.A2])*100" office:value-type="float" office:value="0">
            <text:p>#DIV/0!</text:p>
          </table:table-cell>
          <table:table-cell table:style-name="ce26" table:formula="of:=([.B2]/[.A2])*100" office:value-type="float" office:value="0">
            <text:p>#DIV/0!</text:p>
          </table:table-cell>
          <table:table-cell table:style-name="ce28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3" table:number-rows-repeated="998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05/18/2025</text:date>, <text:time>18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8T18:35:41.93</dc:date>
    <dc:creator>Alexandra Felecan</dc:creator>
    <meta:generator>OpenOffice/4.1.15$Win32 OpenOffice.org_project/4115m2$Build-9813</meta:generator>
    <meta:editing-duration>PT2H36M22S</meta:editing-duration>
    <meta:editing-cycles>9</meta:editing-cycles>
    <meta:document-statistic meta:table-count="2" meta:cell-count="45" meta:object-count="0"/>
  </office:meta>
</office:document-meta>
</file>